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2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rcise 1&amp;2: One volunteer to show the deployment pipelines in action. Remaining students to criticize the solution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5.571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Levels of testing:</text:p>
                <text:list>
                  <text:list-item>
                    <text:p>Unit</text:p>
                  </text:list-item>
                  <text:list-item>
                    <text:p>Integration</text:p>
                  </text:list-item>
                  <text:list-item>
                    <text:p>Acceptance</text:p>
                  </text:list-item>
                  <text:list-item>
                    <text:p>System</text:p>
                  </text:list-item>
                  <text:list-item>
                    <text:p>Load</text:p>
                  </text:list-item>
                  <text:list-item>
                    <text:p>GUI-oriented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Definition and characteristics of a unit test:</text:p>
                <text:p><text:a xlink:href="https://docs.microsoft.com/en-us/dotnet/core/testing/unit-testing-best-practices" xlink:type="simple">https://docs.microsoft.com/en-us/dotnet/core/testing/unit-testing-best-practices</text:a></text:p>
              </text:list-item>
              <text:list-item>
                <text:p>Elements of a unit test, standards, conventions and too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Testing Automation</text:p>
          </draw:text-box>
        </draw:frame>
        <draw:frame presentation:style-name="pr2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Exercise: Unit test the logical part of the calculator. Fix all the issues along the w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2" draw:layer="layout" svg:width="25.199cm" svg:height="12.44cm" svg:x="1.4cm" svg:y="4.914cm" presentation:class="outline" presentation:user-transformed="true">
          <draw:text-box>
            <text:list text:style-name="L2">
              <text:list-item>
                <text:p>Why MVVM?</text:p>
              </text:list-item>
              <text:list-item>
                <text:p>Elements:</text:p>
                <text:list>
                  <text:list-item>
                    <text:p>(Generally) one additional class (the ViewModel) for each ContentPage</text:p>
                  </text:list-item>
                  <text:list-item>
                    <text:p>Instance of this class to be assigned to the BindingContext property of the View</text:p>
                  </text:list-item>
                  <text:list-item>
                    <text:p>All dependencies to be injected in the ViewModel</text:p>
                  </text:list-item>
                  <text:list-item>
                    <text:p>View and ViewModel communicate through Binding (Commands and Dependency properti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11M2S</meta:editing-duration>
    <meta:editing-cycles>27</meta:editing-cycles>
    <meta:generator>LibreOffice/5.4.3.2$Windows_X86_64 LibreOffice_project/92a7159f7e4af62137622921e809f8546db437e5</meta:generator>
    <dc:date>2019-11-22T09:37:04.488000000</dc:date>
    <meta:document-statistic meta:object-count="45"/>
  </office:meta>
</office:document-meta>
</file>